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3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9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/>
    </style:style>
    <style:style style:name="ce34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35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3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7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39" style:family="table-cell" style:parent-style-name="Default">
      <style:table-cell-properties fo:border-bottom="0.0008in solid #000000" fo:background-color="#e6e6e6" fo:border-left="0.0008in solid #000000" fo:border-right="0.0008in solid #000000" fo:border-top="none"/>
    </style:style>
    <style:style style:name="ce40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2" table:default-cell-style-name="Default"/>
        <table:table-column table:style-name="co2" table:number-columns-repeated="4" table:default-cell-style-name="ce10"/>
        <table:table-column table:style-name="co3" table:number-columns-repeated="8" table:default-cell-style-name="Default"/>
        <table:table-column table:style-name="co3" table:default-cell-style-name="ce4"/>
        <table:table-column table:style-name="co3" table:number-columns-repeated="7" table:default-cell-style-name="ce38"/>
        <table:table-row table:style-name="ro1">
          <table:table-cell table:style-name="ce1" office:value-type="string">
            <text:p>Ruby Data Stores, updated 2009-08-04</text:p>
          </table:table-cell>
          <table:table-cell table:style-name="ce7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ce2"/>
          <table:table-cell table:style-name="ce7" table:number-columns-repeated="6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ce3"/>
          <table:table-cell table:style-name="ce8" office:value-type="string">
            <text:p>Memcache</text:p>
          </table:table-cell>
          <table:table-cell table:style-name="ce8" office:value-type="string">
            <text:p>CouchDB</text:p>
          </table:table-cell>
          <table:table-cell table:style-name="ce8" office:value-type="string">
            <text:p>TokyoTyrant</text:p>
          </table:table-cell>
          <table:table-cell table:style-name="ce8" office:value-type="string">
            <text:p>MongoDB</text:p>
          </table:table-cell>
          <table:table-cell table:style-name="ce8" office:value-type="string">
            <text:p>PostgreSQL</text:p>
          </table:table-cell>
          <table:table-cell table:style-name="ce8" office:value-type="string">
            <text:p>MySQL</text:p>
          </table:table-cell>
          <table:table-cell>
            <draw:frame table:end-cell-address="Sheet1.L36" table:end-x="0.8661in" table:end-y="0.174in" draw:z-index="0" draw:style-name="gr1" svg:width="4.3047in" svg:height="5.8791in" svg:x="0.1173in" svg:y="0.1449in">
              <draw:object draw:notify-on-update-of-ranges="Sheet1.A29:Sheet1.A32 Sheet1.B3:Sheet1.B3 Sheet1.B28:Sheet1.B32 Sheet1.C3:Sheet1.C3 Sheet1.C28:Sheet1.C32 Sheet1.D3:Sheet1.D3 Sheet1.D28:Sheet1.D32 Sheet1.E3:Sheet1.E3 Sheet1.E28:Sheet1.E32 Sheet1.G3:Sheet1.G3 Sheet1.G28:Sheet1.G32 Sheet1.F3:Sheet1.F3 Sheet1.F28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33" office:value-type="string">
            <text:p>Value for X:</text:p>
          </table:table-cell>
          <table:table-cell table:style-name="ce3"/>
          <table:table-cell table:style-name="ce37" office:value-type="string">
            <text:p>&lt; Weight</text:p>
          </table:table-cell>
          <table:table-cell table:style-name="ce41" office:value-type="string">
            <text:p>&lt; MC</text:p>
          </table:table-cell>
          <table:table-cell table:style-name="ce41" office:value-type="string">
            <text:p>&lt; CDB</text:p>
          </table:table-cell>
          <table:table-cell table:style-name="ce41" office:value-type="string">
            <text:p>&lt; TT</text:p>
          </table:table-cell>
          <table:table-cell table:style-name="ce41" office:value-type="string">
            <text:p>&lt; MDB</text:p>
          </table:table-cell>
          <table:table-cell table:style-name="ce41" office:value-type="string">
            <text:p>&lt; Pg</text:p>
          </table:table-cell>
          <table:table-cell table:style-name="ce41" office:value-type="string">
            <text:p>&lt; My</text:p>
          </table:table-cell>
        </table:table-row>
        <table:table-row table:style-name="ro2">
          <table:table-cell table:style-name="ce3" office:value-type="string">
            <text:p>Persistent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4" office:value-type="string">
            <text:p>Y</text:p>
          </table:table-cell>
          <table:table-cell table:style-name="ce3" table:formula="of:=[$Sheet1.$A$4]" office:value-type="string" office:string-value="Persistent">
            <text:p>Persistent</text:p>
          </table:table-cell>
          <table:table-cell office:value-type="float" office:value="100">
            <text:p>100</text:p>
          </table:table-cell>
          <table:table-cell table:formula="of:=IF(EXACT(&quot;Y&quot;;[.B4]);[.$Q4]*[.$O$5];IF(EXACT(&quot;N&quot;;[.B4]);[.$Q4]*[.$O$7];[.$Q4]*[.$O$9]))" office:value-type="float" office:value="0">
            <text:p>0</text:p>
          </table:table-cell>
          <table:table-cell table:formula="of:=IF(EXACT(&quot;Y&quot;;[.C4]);[.$Q4]*[.$O$5];IF(EXACT(&quot;N&quot;;[.C4]);[.$Q4]*[.$O$7];[.$Q4]*[.$O$9]))" office:value-type="float" office:value="100">
            <text:p>100</text:p>
          </table:table-cell>
          <table:table-cell table:formula="of:=IF(EXACT(&quot;Y&quot;;[.D4]);[.$Q4]*[.$O$5];IF(EXACT(&quot;N&quot;;[.D4]);[.$Q4]*[.$O$7];[.$Q4]*[.$O$9]))" office:value-type="float" office:value="100">
            <text:p>100</text:p>
          </table:table-cell>
          <table:table-cell table:formula="of:=IF(EXACT(&quot;Y&quot;;[.E4]);[.$Q4]*[.$O$5];IF(EXACT(&quot;N&quot;;[.E4]);[.$Q4]*[.$O$7];[.$Q4]*[.$O$9]))" office:value-type="float" office:value="100">
            <text:p>100</text:p>
          </table:table-cell>
          <table:table-cell table:formula="of:=IF(EXACT(&quot;Y&quot;;[.F4]);[.$Q4]*[.$O$5];IF(EXACT(&quot;N&quot;;[.F4]);[.$Q4]*[.$O$7];[.$Q4]*[.$O$9]))" office:value-type="float" office:value="100">
            <text:p>100</text:p>
          </table:table-cell>
          <table:table-cell table:formula="of:=IF(EXACT(&quot;Y&quot;;[.G4]);[.$Q4]*[.$O$5];IF(EXACT(&quot;N&quot;;[.G4]);[.$Q4]*[.$O$7];[.$Q4]*[.$O$9]))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chema replication</text:p>
          </table:table-cell>
          <table:table-cell table:number-columns-repeated="2" table:style-name="ce10" office:value-type="string">
            <text:p>Y</text:p>
          </table:table-cell>
          <table:table-cell table:number-columns-repeated="2" office:value-type="string">
            <text:p>Y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6]</text:p>
          </table:table-cell>
          <table:table-cell table:number-columns-repeated="7"/>
          <table:table-cell table:style-name="ce35" office:value-type="float" office:value="1">
            <text:p>1</text:p>
          </table:table-cell>
          <table:table-cell table:style-name="ce2" table:formula="of:=[$Sheet1.$A$5]" office:value-type="string" office:string-value="Schema replication">
            <text:p>Schema replication</text:p>
          </table:table-cell>
          <table:table-cell office:value-type="float" office:value="30">
            <text:p>30</text:p>
          </table:table-cell>
          <table:table-cell table:formula="of:=IF(EXACT(&quot;Y&quot;;[.B5]);[.$Q5]*[.$O$5];IF(EXACT(&quot;N&quot;;[.B5]);[.$Q5]*[.$O$7];[.$Q5]*[.$O$9]))" office:value-type="float" office:value="30">
            <text:p>30</text:p>
          </table:table-cell>
          <table:table-cell table:formula="of:=IF(EXACT(&quot;Y&quot;;[.C5]);[.$Q5]*[.$O$5];IF(EXACT(&quot;N&quot;;[.C5]);[.$Q5]*[.$O$7];[.$Q5]*[.$O$9]))" office:value-type="float" office:value="30">
            <text:p>30</text:p>
          </table:table-cell>
          <table:table-cell table:formula="of:=IF(EXACT(&quot;Y&quot;;[.D5]);[.$Q5]*[.$O$5];IF(EXACT(&quot;N&quot;;[.D5]);[.$Q5]*[.$O$7];[.$Q5]*[.$O$9]))" office:value-type="float" office:value="30">
            <text:p>30</text:p>
          </table:table-cell>
          <table:table-cell table:formula="of:=IF(EXACT(&quot;Y&quot;;[.E5]);[.$Q5]*[.$O$5];IF(EXACT(&quot;N&quot;;[.E5]);[.$Q5]*[.$O$7];[.$Q5]*[.$O$9]))" office:value-type="float" office:value="30">
            <text:p>30</text:p>
          </table:table-cell>
          <table:table-cell table:formula="of:=IF(EXACT(&quot;Y&quot;;[.F5]);[.$Q5]*[.$O$5];IF(EXACT(&quot;N&quot;;[.F5]);[.$Q5]*[.$O$7];[.$Q5]*[.$O$9]))" office:value-type="float" office:value="0">
            <text:p>0</text:p>
          </table:table-cell>
          <table:table-cell table:formula="of:=IF(EXACT(&quot;Y&quot;;[.G5]);[.$Q5]*[.$O$5];IF(EXACT(&quot;N&quot;;[.G5]);[.$Q5]*[.$O$7];[.$Q5]*[.$O$9]))" office:value-type="float" office:value="15">
            <text:p>15</text:p>
          </table:table-cell>
        </table:table-row>
        <table:table-row table:style-name="ro2">
          <table:table-cell office:value-type="string">
            <text:p>Easy to install</text:p>
          </table:table-cell>
          <table:table-cell table:number-columns-repeated="2" table:style-name="ce10" office:value-type="string">
            <text:p>Y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4" office:value-type="string">
            <text:p>N</text:p>
          </table:table-cell>
          <table:table-cell table:formula="of:=[$Sheet1.$A$6]" office:value-type="string" office:string-value="Easy to install">
            <text:p>Easy to install</text:p>
          </table:table-cell>
          <table:table-cell office:value-type="float" office:value="10">
            <text:p>10</text:p>
          </table:table-cell>
          <table:table-cell table:formula="of:=IF(EXACT(&quot;Y&quot;;[.B6]);[.$Q6]*[.$O$5];IF(EXACT(&quot;N&quot;;[.B6]);[.$Q6]*[.$O$7];[.$Q6]*[.$O$9]))" office:value-type="float" office:value="10">
            <text:p>10</text:p>
          </table:table-cell>
          <table:table-cell table:formula="of:=IF(EXACT(&quot;Y&quot;;[.C6]);[.$Q6]*[.$O$5];IF(EXACT(&quot;N&quot;;[.C6]);[.$Q6]*[.$O$7];[.$Q6]*[.$O$9]))" office:value-type="float" office:value="10">
            <text:p>10</text:p>
          </table:table-cell>
          <table:table-cell table:formula="of:=IF(EXACT(&quot;Y&quot;;[.D6]);[.$Q6]*[.$O$5];IF(EXACT(&quot;N&quot;;[.D6]);[.$Q6]*[.$O$7];[.$Q6]*[.$O$9]))" office:value-type="float" office:value="10">
            <text:p>10</text:p>
          </table:table-cell>
          <table:table-cell table:formula="of:=IF(EXACT(&quot;Y&quot;;[.E6]);[.$Q6]*[.$O$5];IF(EXACT(&quot;N&quot;;[.E6]);[.$Q6]*[.$O$7];[.$Q6]*[.$O$9]))" office:value-type="float" office:value="10">
            <text:p>10</text:p>
          </table:table-cell>
          <table:table-cell table:formula="of:=IF(EXACT(&quot;Y&quot;;[.F6]);[.$Q6]*[.$O$5];IF(EXACT(&quot;N&quot;;[.F6]);[.$Q6]*[.$O$7];[.$Q6]*[.$O$9]))" office:value-type="float" office:value="10">
            <text:p>10</text:p>
          </table:table-cell>
          <table:table-cell table:formula="of:=IF(EXACT(&quot;Y&quot;;[.G6]);[.$Q6]*[.$O$5];IF(EXACT(&quot;N&quot;;[.G6]);[.$Q6]*[.$O$7];[.$Q6]*[.$O$9]))" office:value-type="float" office:value="10">
            <text:p>10</text:p>
          </table:table-cell>
        </table:table-row>
        <table:table-row table:style-name="ro2">
          <table:table-cell office:value-type="string">
            <text:p>Easy to use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5" office:value-type="float" office:value="0">
            <text:p>0</text:p>
          </table:table-cell>
          <table:table-cell table:formula="of:=[$Sheet1.$A$7]" office:value-type="string" office:string-value="Easy to use">
            <text:p>Easy to use</text:p>
          </table:table-cell>
          <table:table-cell office:value-type="float" office:value="15">
            <text:p>15</text:p>
          </table:table-cell>
          <table:table-cell table:formula="of:=IF(EXACT(&quot;Y&quot;;[.B7]);[.$Q7]*[.$O$5];IF(EXACT(&quot;N&quot;;[.B7]);[.$Q7]*[.$O$7];[.$Q7]*[.$O$9]))" office:value-type="float" office:value="15">
            <text:p>15</text:p>
          </table:table-cell>
          <table:table-cell table:formula="of:=IF(EXACT(&quot;Y&quot;;[.C7]);[.$Q7]*[.$O$5];IF(EXACT(&quot;N&quot;;[.C7]);[.$Q7]*[.$O$7];[.$Q7]*[.$O$9]))" office:value-type="float" office:value="0">
            <text:p>0</text:p>
          </table:table-cell>
          <table:table-cell table:formula="of:=IF(EXACT(&quot;Y&quot;;[.D7]);[.$Q7]*[.$O$5];IF(EXACT(&quot;N&quot;;[.D7]);[.$Q7]*[.$O$7];[.$Q7]*[.$O$9]))" office:value-type="float" office:value="15">
            <text:p>15</text:p>
          </table:table-cell>
          <table:table-cell table:formula="of:=IF(EXACT(&quot;Y&quot;;[.E7]);[.$Q7]*[.$O$5];IF(EXACT(&quot;N&quot;;[.E7]);[.$Q7]*[.$O$7];[.$Q7]*[.$O$9]))" office:value-type="float" office:value="15">
            <text:p>15</text:p>
          </table:table-cell>
          <table:table-cell table:formula="of:=IF(EXACT(&quot;Y&quot;;[.F7]);[.$Q7]*[.$O$5];IF(EXACT(&quot;N&quot;;[.F7]);[.$Q7]*[.$O$7];[.$Q7]*[.$O$9]))" office:value-type="float" office:value="15">
            <text:p>15</text:p>
          </table:table-cell>
          <table:table-cell table:formula="of:=IF(EXACT(&quot;Y&quot;;[.G7]);[.$Q7]*[.$O$5];IF(EXACT(&quot;N&quot;;[.G7]);[.$Q7]*[.$O$7];[.$Q7]*[.$O$9]))" office:value-type="float" office:value="15">
            <text:p>15</text:p>
          </table:table-cell>
        </table:table-row>
        <table:table-row table:style-name="ro2">
          <table:table-cell office:value-type="string">
            <text:p>Well-documented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4" office:value-type="string">
            <text:p>M</text:p>
          </table:table-cell>
          <table:table-cell table:formula="of:=[$Sheet1.$A$8]" office:value-type="string" office:string-value="Well-documented">
            <text:p>Well-documented</text:p>
          </table:table-cell>
          <table:table-cell office:value-type="float" office:value="10">
            <text:p>10</text:p>
          </table:table-cell>
          <table:table-cell table:formula="of:=IF(EXACT(&quot;Y&quot;;[.B8]);[.$Q8]*[.$O$5];IF(EXACT(&quot;N&quot;;[.B8]);[.$Q8]*[.$O$7];[.$Q8]*[.$O$9]))" office:value-type="float" office:value="10">
            <text:p>10</text:p>
          </table:table-cell>
          <table:table-cell table:formula="of:=IF(EXACT(&quot;Y&quot;;[.C8]);[.$Q8]*[.$O$5];IF(EXACT(&quot;N&quot;;[.C8]);[.$Q8]*[.$O$7];[.$Q8]*[.$O$9]))" office:value-type="float" office:value="0">
            <text:p>0</text:p>
          </table:table-cell>
          <table:table-cell table:formula="of:=IF(EXACT(&quot;Y&quot;;[.D8]);[.$Q8]*[.$O$5];IF(EXACT(&quot;N&quot;;[.D8]);[.$Q8]*[.$O$7];[.$Q8]*[.$O$9]))" office:value-type="float" office:value="10">
            <text:p>10</text:p>
          </table:table-cell>
          <table:table-cell table:formula="of:=IF(EXACT(&quot;Y&quot;;[.E8]);[.$Q8]*[.$O$5];IF(EXACT(&quot;N&quot;;[.E8]);[.$Q8]*[.$O$7];[.$Q8]*[.$O$9]))" office:value-type="float" office:value="10">
            <text:p>10</text:p>
          </table:table-cell>
          <table:table-cell table:formula="of:=IF(EXACT(&quot;Y&quot;;[.F8]);[.$Q8]*[.$O$5];IF(EXACT(&quot;N&quot;;[.F8]);[.$Q8]*[.$O$7];[.$Q8]*[.$O$9]))" office:value-type="float" office:value="10">
            <text:p>10</text:p>
          </table:table-cell>
          <table:table-cell table:formula="of:=IF(EXACT(&quot;Y&quot;;[.G8]);[.$Q8]*[.$O$5];IF(EXACT(&quot;N&quot;;[.G8]);[.$Q8]*[.$O$7];[.$Q8]*[.$O$9]))" office:value-type="float" office:value="10">
            <text:p>10</text:p>
          </table:table-cell>
        </table:table-row>
        <table:table-row table:style-name="ro2">
          <table:table-cell office:value-type="string">
            <text:p>Console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Y</text:p>
          </table:table-cell>
          <table:table-cell table:number-columns-repeated="7"/>
          <table:table-cell table:style-name="ce35" office:value-type="float" office:value="0.5">
            <text:p>0.5</text:p>
          </table:table-cell>
          <table:table-cell table:formula="of:=[$Sheet1.$A$9]" office:value-type="string" office:string-value="Console">
            <text:p>Console</text:p>
          </table:table-cell>
          <table:table-cell office:value-type="float" office:value="2">
            <text:p>2</text:p>
          </table:table-cell>
          <table:table-cell table:formula="of:=IF(EXACT(&quot;Y&quot;;[.B9]);[.$Q9]*[.$O$5];IF(EXACT(&quot;N&quot;;[.B9]);[.$Q9]*[.$O$7];[.$Q9]*[.$O$9]))" office:value-type="float" office:value="0">
            <text:p>0</text:p>
          </table:table-cell>
          <table:table-cell table:formula="of:=IF(EXACT(&quot;Y&quot;;[.C9]);[.$Q9]*[.$O$5];IF(EXACT(&quot;N&quot;;[.C9]);[.$Q9]*[.$O$7];[.$Q9]*[.$O$9]))" office:value-type="float" office:value="2">
            <text:p>2</text:p>
          </table:table-cell>
          <table:table-cell table:formula="of:=IF(EXACT(&quot;Y&quot;;[.D9]);[.$Q9]*[.$O$5];IF(EXACT(&quot;N&quot;;[.D9]);[.$Q9]*[.$O$7];[.$Q9]*[.$O$9]))" office:value-type="float" office:value="2">
            <text:p>2</text:p>
          </table:table-cell>
          <table:table-cell table:formula="of:=IF(EXACT(&quot;Y&quot;;[.E9]);[.$Q9]*[.$O$5];IF(EXACT(&quot;N&quot;;[.E9]);[.$Q9]*[.$O$7];[.$Q9]*[.$O$9]))" office:value-type="float" office:value="2">
            <text:p>2</text:p>
          </table:table-cell>
          <table:table-cell table:formula="of:=IF(EXACT(&quot;Y&quot;;[.F9]);[.$Q9]*[.$O$5];IF(EXACT(&quot;N&quot;;[.F9]);[.$Q9]*[.$O$7];[.$Q9]*[.$O$9]))" office:value-type="float" office:value="2">
            <text:p>2</text:p>
          </table:table-cell>
          <table:table-cell table:formula="of:=IF(EXACT(&quot;Y&quot;;[.G9]);[.$Q9]*[.$O$5];IF(EXACT(&quot;N&quot;;[.G9]);[.$Q9]*[.$O$7];[.$Q9]*[.$O$9]))" office:value-type="float" office:value="2">
            <text:p>2</text:p>
          </table:table-cell>
        </table:table-row>
        <table:table-row table:style-name="ro2">
          <table:table-cell office:value-type="string">
            <text:p>Fetch by id</text:p>
          </table:table-cell>
          <table:table-cell table:number-columns-repeated="2" table:style-name="ce10" office:value-type="string">
            <text:p>Y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10]" office:value-type="string" office:string-value="Fetch by id">
            <text:p>Fetch by id</text:p>
          </table:table-cell>
          <table:table-cell office:value-type="float" office:value="10">
            <text:p>10</text:p>
          </table:table-cell>
          <table:table-cell table:formula="of:=IF(EXACT(&quot;Y&quot;;[.B10]);[.$Q10]*[.$O$5];IF(EXACT(&quot;N&quot;;[.B10]);[.$Q10]*[.$O$7];[.$Q10]*[.$O$9]))" office:value-type="float" office:value="10">
            <text:p>10</text:p>
          </table:table-cell>
          <table:table-cell table:formula="of:=IF(EXACT(&quot;Y&quot;;[.C10]);[.$Q10]*[.$O$5];IF(EXACT(&quot;N&quot;;[.C10]);[.$Q10]*[.$O$7];[.$Q10]*[.$O$9]))" office:value-type="float" office:value="10">
            <text:p>10</text:p>
          </table:table-cell>
          <table:table-cell table:formula="of:=IF(EXACT(&quot;Y&quot;;[.D10]);[.$Q10]*[.$O$5];IF(EXACT(&quot;N&quot;;[.D10]);[.$Q10]*[.$O$7];[.$Q10]*[.$O$9]))" office:value-type="float" office:value="10">
            <text:p>10</text:p>
          </table:table-cell>
          <table:table-cell table:formula="of:=IF(EXACT(&quot;Y&quot;;[.E10]);[.$Q10]*[.$O$5];IF(EXACT(&quot;N&quot;;[.E10]);[.$Q10]*[.$O$7];[.$Q10]*[.$O$9]))" office:value-type="float" office:value="10">
            <text:p>10</text:p>
          </table:table-cell>
          <table:table-cell table:formula="of:=IF(EXACT(&quot;Y&quot;;[.F10]);[.$Q10]*[.$O$5];IF(EXACT(&quot;N&quot;;[.F10]);[.$Q10]*[.$O$7];[.$Q10]*[.$O$9]))" office:value-type="float" office:value="10">
            <text:p>10</text:p>
          </table:table-cell>
          <table:table-cell table:formula="of:=IF(EXACT(&quot;Y&quot;;[.G10]);[.$Q10]*[.$O$5];IF(EXACT(&quot;N&quot;;[.G10]);[.$Q10]*[.$O$7];[.$Q10]*[.$O$9]))" office:value-type="float" office:value="10">
            <text:p>10</text:p>
          </table:table-cell>
        </table:table-row>
        <table:table-row table:style-name="ro2">
          <table:table-cell office:value-type="string">
            <text:p>Fetch by query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11]" office:value-type="string" office:string-value="Fetch by query">
            <text:p>Fetch by query</text:p>
          </table:table-cell>
          <table:table-cell office:value-type="float" office:value="10">
            <text:p>10</text:p>
          </table:table-cell>
          <table:table-cell table:formula="of:=IF(EXACT(&quot;Y&quot;;[.B11]);[.$Q11]*[.$O$5];IF(EXACT(&quot;N&quot;;[.B11]);[.$Q11]*[.$O$7];[.$Q11]*[.$O$9]))" office:value-type="float" office:value="0">
            <text:p>0</text:p>
          </table:table-cell>
          <table:table-cell table:formula="of:=IF(EXACT(&quot;Y&quot;;[.C11]);[.$Q11]*[.$O$5];IF(EXACT(&quot;N&quot;;[.C11]);[.$Q11]*[.$O$7];[.$Q11]*[.$O$9]))" office:value-type="float" office:value="5">
            <text:p>5</text:p>
          </table:table-cell>
          <table:table-cell table:formula="of:=IF(EXACT(&quot;Y&quot;;[.D11]);[.$Q11]*[.$O$5];IF(EXACT(&quot;N&quot;;[.D11]);[.$Q11]*[.$O$7];[.$Q11]*[.$O$9]))" office:value-type="float" office:value="10">
            <text:p>10</text:p>
          </table:table-cell>
          <table:table-cell table:formula="of:=IF(EXACT(&quot;Y&quot;;[.E11]);[.$Q11]*[.$O$5];IF(EXACT(&quot;N&quot;;[.E11]);[.$Q11]*[.$O$7];[.$Q11]*[.$O$9]))" office:value-type="float" office:value="10">
            <text:p>10</text:p>
          </table:table-cell>
          <table:table-cell table:formula="of:=IF(EXACT(&quot;Y&quot;;[.F11]);[.$Q11]*[.$O$5];IF(EXACT(&quot;N&quot;;[.F11]);[.$Q11]*[.$O$7];[.$Q11]*[.$O$9]))" office:value-type="float" office:value="10">
            <text:p>10</text:p>
          </table:table-cell>
          <table:table-cell table:formula="of:=IF(EXACT(&quot;Y&quot;;[.G11]);[.$Q11]*[.$O$5];IF(EXACT(&quot;N&quot;;[.G11]);[.$Q11]*[.$O$7];[.$Q11]*[.$O$9]))" office:value-type="float" office:value="10">
            <text:p>10</text:p>
          </table:table-cell>
        </table:table-row>
        <table:table-row table:style-name="ro2">
          <table:table-cell office:value-type="string">
            <text:p>Fetch by substring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12]" office:value-type="string" office:string-value="Fetch by substring">
            <text:p>Fetch by substring</text:p>
          </table:table-cell>
          <table:table-cell office:value-type="float" office:value="2">
            <text:p>2</text:p>
          </table:table-cell>
          <table:table-cell table:formula="of:=IF(EXACT(&quot;Y&quot;;[.B12]);[.$Q12]*[.$O$5];IF(EXACT(&quot;N&quot;;[.B12]);[.$Q12]*[.$O$7];[.$Q12]*[.$O$9]))" office:value-type="float" office:value="0">
            <text:p>0</text:p>
          </table:table-cell>
          <table:table-cell table:formula="of:=IF(EXACT(&quot;Y&quot;;[.C12]);[.$Q12]*[.$O$5];IF(EXACT(&quot;N&quot;;[.C12]);[.$Q12]*[.$O$7];[.$Q12]*[.$O$9]))" office:value-type="float" office:value="1">
            <text:p>1</text:p>
          </table:table-cell>
          <table:table-cell table:formula="of:=IF(EXACT(&quot;Y&quot;;[.D12]);[.$Q12]*[.$O$5];IF(EXACT(&quot;N&quot;;[.D12]);[.$Q12]*[.$O$7];[.$Q12]*[.$O$9]))" office:value-type="float" office:value="2">
            <text:p>2</text:p>
          </table:table-cell>
          <table:table-cell table:formula="of:=IF(EXACT(&quot;Y&quot;;[.E12]);[.$Q12]*[.$O$5];IF(EXACT(&quot;N&quot;;[.E12]);[.$Q12]*[.$O$7];[.$Q12]*[.$O$9]))" office:value-type="float" office:value="2">
            <text:p>2</text:p>
          </table:table-cell>
          <table:table-cell table:formula="of:=IF(EXACT(&quot;Y&quot;;[.F12]);[.$Q12]*[.$O$5];IF(EXACT(&quot;N&quot;;[.F12]);[.$Q12]*[.$O$7];[.$Q12]*[.$O$9]))" office:value-type="float" office:value="2">
            <text:p>2</text:p>
          </table:table-cell>
          <table:table-cell table:formula="of:=IF(EXACT(&quot;Y&quot;;[.G12]);[.$Q12]*[.$O$5];IF(EXACT(&quot;N&quot;;[.G12]);[.$Q12]*[.$O$7];[.$Q12]*[.$O$9]))" office:value-type="float" office:value="2">
            <text:p>2</text:p>
          </table:table-cell>
        </table:table-row>
        <table:table-row table:style-name="ro2">
          <table:table-cell office:value-type="string">
            <text:p>Fetch by subset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3]" office:value-type="string" office:string-value="Fetch by subset">
            <text:p>Fetch by subset</text:p>
          </table:table-cell>
          <table:table-cell office:value-type="float" office:value="2">
            <text:p>2</text:p>
          </table:table-cell>
          <table:table-cell table:formula="of:=IF(EXACT(&quot;Y&quot;;[.B13]);[.$Q13]*[.$O$5];IF(EXACT(&quot;N&quot;;[.B13]);[.$Q13]*[.$O$7];[.$Q13]*[.$O$9]))" office:value-type="float" office:value="0">
            <text:p>0</text:p>
          </table:table-cell>
          <table:table-cell table:formula="of:=IF(EXACT(&quot;Y&quot;;[.C13]);[.$Q13]*[.$O$5];IF(EXACT(&quot;N&quot;;[.C13]);[.$Q13]*[.$O$7];[.$Q13]*[.$O$9]))" office:value-type="float" office:value="1">
            <text:p>1</text:p>
          </table:table-cell>
          <table:table-cell table:formula="of:=IF(EXACT(&quot;Y&quot;;[.D13]);[.$Q13]*[.$O$5];IF(EXACT(&quot;N&quot;;[.D13]);[.$Q13]*[.$O$7];[.$Q13]*[.$O$9]))" office:value-type="float" office:value="1">
            <text:p>1</text:p>
          </table:table-cell>
          <table:table-cell table:formula="of:=IF(EXACT(&quot;Y&quot;;[.E13]);[.$Q13]*[.$O$5];IF(EXACT(&quot;N&quot;;[.E13]);[.$Q13]*[.$O$7];[.$Q13]*[.$O$9]))" office:value-type="float" office:value="2">
            <text:p>2</text:p>
          </table:table-cell>
          <table:table-cell table:formula="of:=IF(EXACT(&quot;Y&quot;;[.F13]);[.$Q13]*[.$O$5];IF(EXACT(&quot;N&quot;;[.F13]);[.$Q13]*[.$O$7];[.$Q13]*[.$O$9]))" office:value-type="float" office:value="2">
            <text:p>2</text:p>
          </table:table-cell>
          <table:table-cell table:formula="of:=IF(EXACT(&quot;Y&quot;;[.G13]);[.$Q13]*[.$O$5];IF(EXACT(&quot;N&quot;;[.G13]);[.$Q13]*[.$O$7];[.$Q13]*[.$O$9]))" office:value-type="float" office:value="2">
            <text:p>2</text:p>
          </table:table-cell>
        </table:table-row>
        <table:table-row table:style-name="ro2">
          <table:table-cell office:value-type="string">
            <text:p>Fetch count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14]" office:value-type="string" office:string-value="Fetch count">
            <text:p>Fetch count</text:p>
          </table:table-cell>
          <table:table-cell office:value-type="float" office:value="2">
            <text:p>2</text:p>
          </table:table-cell>
          <table:table-cell table:formula="of:=IF(EXACT(&quot;Y&quot;;[.B14]);[.$Q14]*[.$O$5];IF(EXACT(&quot;N&quot;;[.B14]);[.$Q14]*[.$O$7];[.$Q14]*[.$O$9]))" office:value-type="float" office:value="0">
            <text:p>0</text:p>
          </table:table-cell>
          <table:table-cell table:formula="of:=IF(EXACT(&quot;Y&quot;;[.C14]);[.$Q14]*[.$O$5];IF(EXACT(&quot;N&quot;;[.C14]);[.$Q14]*[.$O$7];[.$Q14]*[.$O$9]))" office:value-type="float" office:value="1">
            <text:p>1</text:p>
          </table:table-cell>
          <table:table-cell table:formula="of:=IF(EXACT(&quot;Y&quot;;[.D14]);[.$Q14]*[.$O$5];IF(EXACT(&quot;N&quot;;[.D14]);[.$Q14]*[.$O$7];[.$Q14]*[.$O$9]))" office:value-type="float" office:value="2">
            <text:p>2</text:p>
          </table:table-cell>
          <table:table-cell table:formula="of:=IF(EXACT(&quot;Y&quot;;[.E14]);[.$Q14]*[.$O$5];IF(EXACT(&quot;N&quot;;[.E14]);[.$Q14]*[.$O$7];[.$Q14]*[.$O$9]))" office:value-type="float" office:value="2">
            <text:p>2</text:p>
          </table:table-cell>
          <table:table-cell table:formula="of:=IF(EXACT(&quot;Y&quot;;[.F14]);[.$Q14]*[.$O$5];IF(EXACT(&quot;N&quot;;[.F14]);[.$Q14]*[.$O$7];[.$Q14]*[.$O$9]))" office:value-type="float" office:value="2">
            <text:p>2</text:p>
          </table:table-cell>
          <table:table-cell table:formula="of:=IF(EXACT(&quot;Y&quot;;[.G14]);[.$Q14]*[.$O$5];IF(EXACT(&quot;N&quot;;[.G14]);[.$Q14]*[.$O$7];[.$Q14]*[.$O$9]))" office:value-type="float" office:value="2">
            <text:p>2</text:p>
          </table:table-cell>
        </table:table-row>
        <table:table-row table:style-name="ro2">
          <table:table-cell office:value-type="string">
            <text:p>Fetch min/max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5]" office:value-type="string" office:string-value="Fetch min/max">
            <text:p>Fetch min/max</text:p>
          </table:table-cell>
          <table:table-cell office:value-type="float" office:value="2">
            <text:p>2</text:p>
          </table:table-cell>
          <table:table-cell table:formula="of:=IF(EXACT(&quot;Y&quot;;[.B15]);[.$Q15]*[.$O$5];IF(EXACT(&quot;N&quot;;[.B15]);[.$Q15]*[.$O$7];[.$Q15]*[.$O$9]))" office:value-type="float" office:value="0">
            <text:p>0</text:p>
          </table:table-cell>
          <table:table-cell table:formula="of:=IF(EXACT(&quot;Y&quot;;[.C15]);[.$Q15]*[.$O$5];IF(EXACT(&quot;N&quot;;[.C15]);[.$Q15]*[.$O$7];[.$Q15]*[.$O$9]))" office:value-type="float" office:value="1">
            <text:p>1</text:p>
          </table:table-cell>
          <table:table-cell table:formula="of:=IF(EXACT(&quot;Y&quot;;[.D15]);[.$Q15]*[.$O$5];IF(EXACT(&quot;N&quot;;[.D15]);[.$Q15]*[.$O$7];[.$Q15]*[.$O$9]))" office:value-type="float" office:value="1">
            <text:p>1</text:p>
          </table:table-cell>
          <table:table-cell table:formula="of:=IF(EXACT(&quot;Y&quot;;[.E15]);[.$Q15]*[.$O$5];IF(EXACT(&quot;N&quot;;[.E15]);[.$Q15]*[.$O$7];[.$Q15]*[.$O$9]))" office:value-type="float" office:value="2">
            <text:p>2</text:p>
          </table:table-cell>
          <table:table-cell table:formula="of:=IF(EXACT(&quot;Y&quot;;[.F15]);[.$Q15]*[.$O$5];IF(EXACT(&quot;N&quot;;[.F15]);[.$Q15]*[.$O$7];[.$Q15]*[.$O$9]))" office:value-type="float" office:value="2">
            <text:p>2</text:p>
          </table:table-cell>
          <table:table-cell table:formula="of:=IF(EXACT(&quot;Y&quot;;[.G15]);[.$Q15]*[.$O$5];IF(EXACT(&quot;N&quot;;[.G15]);[.$Q15]*[.$O$7];[.$Q15]*[.$O$9]))" office:value-type="float" office:value="2">
            <text:p>2</text:p>
          </table:table-cell>
        </table:table-row>
        <table:table-row table:style-name="ro2">
          <table:table-cell office:value-type="string">
            <text:p>Data types</text:p>
          </table:table-cell>
          <table:table-cell office:value-type="string">
            <text:p>N</text:p>
          </table:table-cell>
          <table:table-cell table:number-columns-repeated="2" table:style-name="ce9"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6]" office:value-type="string" office:string-value="Data types">
            <text:p>Data types</text:p>
          </table:table-cell>
          <table:table-cell office:value-type="float" office:value="5">
            <text:p>5</text:p>
          </table:table-cell>
          <table:table-cell table:formula="of:=IF(EXACT(&quot;Y&quot;;[.B16]);[.$Q16]*[.$O$5];IF(EXACT(&quot;N&quot;;[.B16]);[.$Q16]*[.$O$7];[.$Q16]*[.$O$9]))" office:value-type="float" office:value="0">
            <text:p>0</text:p>
          </table:table-cell>
          <table:table-cell table:formula="of:=IF(EXACT(&quot;Y&quot;;[.C16]);[.$Q16]*[.$O$5];IF(EXACT(&quot;N&quot;;[.C16]);[.$Q16]*[.$O$7];[.$Q16]*[.$O$9]))" office:value-type="float" office:value="0">
            <text:p>0</text:p>
          </table:table-cell>
          <table:table-cell table:formula="of:=IF(EXACT(&quot;Y&quot;;[.D16]);[.$Q16]*[.$O$5];IF(EXACT(&quot;N&quot;;[.D16]);[.$Q16]*[.$O$7];[.$Q16]*[.$O$9]))" office:value-type="float" office:value="0">
            <text:p>0</text:p>
          </table:table-cell>
          <table:table-cell table:formula="of:=IF(EXACT(&quot;Y&quot;;[.E16]);[.$Q16]*[.$O$5];IF(EXACT(&quot;N&quot;;[.E16]);[.$Q16]*[.$O$7];[.$Q16]*[.$O$9]))" office:value-type="float" office:value="5">
            <text:p>5</text:p>
          </table:table-cell>
          <table:table-cell table:formula="of:=IF(EXACT(&quot;Y&quot;;[.F16]);[.$Q16]*[.$O$5];IF(EXACT(&quot;N&quot;;[.F16]);[.$Q16]*[.$O$7];[.$Q16]*[.$O$9]))" office:value-type="float" office:value="5">
            <text:p>5</text:p>
          </table:table-cell>
          <table:table-cell table:formula="of:=IF(EXACT(&quot;Y&quot;;[.G16]);[.$Q16]*[.$O$5];IF(EXACT(&quot;N&quot;;[.G16]);[.$Q16]*[.$O$7];[.$Q16]*[.$O$9]))" office:value-type="float" office:value="5">
            <text:p>5</text:p>
          </table:table-cell>
        </table:table-row>
        <table:table-row table:style-name="ro2">
          <table:table-cell office:value-type="string">
            <text:p>Increment/decrement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office:value-type="string">
            <text:p>Y</text:p>
          </table:table-cell>
          <table:table-cell table:number-columns-repeated="8"/>
          <table:table-cell table:formula="of:=[$Sheet1.$A$17]" office:value-type="string" office:string-value="Increment/decrement">
            <text:p>Increment/decrement</text:p>
          </table:table-cell>
          <table:table-cell office:value-type="float" office:value="5">
            <text:p>5</text:p>
          </table:table-cell>
          <table:table-cell table:formula="of:=IF(EXACT(&quot;Y&quot;;[.B17]);[.$Q17]*[.$O$5];IF(EXACT(&quot;N&quot;;[.B17]);[.$Q17]*[.$O$7];[.$Q17]*[.$O$9]))" office:value-type="float" office:value="5">
            <text:p>5</text:p>
          </table:table-cell>
          <table:table-cell table:formula="of:=IF(EXACT(&quot;Y&quot;;[.C17]);[.$Q17]*[.$O$5];IF(EXACT(&quot;N&quot;;[.C17]);[.$Q17]*[.$O$7];[.$Q17]*[.$O$9]))" office:value-type="float" office:value="2.5">
            <text:p>2.5</text:p>
          </table:table-cell>
          <table:table-cell table:formula="of:=IF(EXACT(&quot;Y&quot;;[.D17]);[.$Q17]*[.$O$5];IF(EXACT(&quot;N&quot;;[.D17]);[.$Q17]*[.$O$7];[.$Q17]*[.$O$9]))" office:value-type="float" office:value="2.5">
            <text:p>2.5</text:p>
          </table:table-cell>
          <table:table-cell table:formula="of:=IF(EXACT(&quot;Y&quot;;[.E17]);[.$Q17]*[.$O$5];IF(EXACT(&quot;N&quot;;[.E17]);[.$Q17]*[.$O$7];[.$Q17]*[.$O$9]))" office:value-type="float" office:value="5">
            <text:p>5</text:p>
          </table:table-cell>
          <table:table-cell table:formula="of:=IF(EXACT(&quot;Y&quot;;[.F17]);[.$Q17]*[.$O$5];IF(EXACT(&quot;N&quot;;[.F17]);[.$Q17]*[.$O$7];[.$Q17]*[.$O$9]))" office:value-type="float" office:value="5">
            <text:p>5</text:p>
          </table:table-cell>
          <table:table-cell table:formula="of:=IF(EXACT(&quot;Y&quot;;[.G17]);[.$Q17]*[.$O$5];IF(EXACT(&quot;N&quot;;[.G17]);[.$Q17]*[.$O$7];[.$Q17]*[.$O$9]))" office:value-type="float" office:value="5">
            <text:p>5</text:p>
          </table:table-cell>
        </table:table-row>
        <table:table-row table:style-name="ro2">
          <table:table-cell office:value-type="string">
            <text:p>Push/pop value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8"/>
          <table:table-cell table:formula="of:=[$Sheet1.$A$18]" office:value-type="string" office:string-value="Push/pop value">
            <text:p>Push/pop value</text:p>
          </table:table-cell>
          <table:table-cell office:value-type="float" office:value="1">
            <text:p>1</text:p>
          </table:table-cell>
          <table:table-cell table:formula="of:=IF(EXACT(&quot;Y&quot;;[.B18]);[.$Q18]*[.$O$5];IF(EXACT(&quot;N&quot;;[.B18]);[.$Q18]*[.$O$7];[.$Q18]*[.$O$9]))" office:value-type="float" office:value="0">
            <text:p>0</text:p>
          </table:table-cell>
          <table:table-cell table:formula="of:=IF(EXACT(&quot;Y&quot;;[.C18]);[.$Q18]*[.$O$5];IF(EXACT(&quot;N&quot;;[.C18]);[.$Q18]*[.$O$7];[.$Q18]*[.$O$9]))" office:value-type="float" office:value="0.5">
            <text:p>0.5</text:p>
          </table:table-cell>
          <table:table-cell table:formula="of:=IF(EXACT(&quot;Y&quot;;[.D18]);[.$Q18]*[.$O$5];IF(EXACT(&quot;N&quot;;[.D18]);[.$Q18]*[.$O$7];[.$Q18]*[.$O$9]))" office:value-type="float" office:value="0.5">
            <text:p>0.5</text:p>
          </table:table-cell>
          <table:table-cell table:formula="of:=IF(EXACT(&quot;Y&quot;;[.E18]);[.$Q18]*[.$O$5];IF(EXACT(&quot;N&quot;;[.E18]);[.$Q18]*[.$O$7];[.$Q18]*[.$O$9]))" office:value-type="float" office:value="1">
            <text:p>1</text:p>
          </table:table-cell>
          <table:table-cell table:formula="of:=IF(EXACT(&quot;Y&quot;;[.F18]);[.$Q18]*[.$O$5];IF(EXACT(&quot;N&quot;;[.F18]);[.$Q18]*[.$O$7];[.$Q18]*[.$O$9]))" office:value-type="float" office:value="1">
            <text:p>1</text:p>
          </table:table-cell>
          <table:table-cell table:formula="of:=IF(EXACT(&quot;Y&quot;;[.G18]);[.$Q18]*[.$O$5];IF(EXACT(&quot;N&quot;;[.G18]);[.$Q18]*[.$O$7];[.$Q18]*[.$O$9]))" office:value-type="float" office:value="0">
            <text:p>0</text:p>
          </table:table-cell>
        </table:table-row>
        <table:table-row table:style-name="ro2">
          <table:table-cell office:value-type="string">
            <text:p>Index a column</text:p>
          </table:table-cell>
          <table:table-cell office:value-type="string">
            <text:p>N</text:p>
          </table:table-cell>
          <table:table-cell table:style-name="ce17" office:value-type="string">
            <text:p>Y [5]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19]" office:value-type="string" office:string-value="Index a column">
            <text:p>Index a column</text:p>
          </table:table-cell>
          <table:table-cell office:value-type="float" office:value="10">
            <text:p>10</text:p>
          </table:table-cell>
          <table:table-cell table:formula="of:=IF(EXACT(&quot;Y&quot;;[.B19]);[.$Q19]*[.$O$5];IF(EXACT(&quot;N&quot;;[.B19]);[.$Q19]*[.$O$7];[.$Q19]*[.$O$9]))" office:value-type="float" office:value="0">
            <text:p>0</text:p>
          </table:table-cell>
          <table:table-cell table:formula="of:=IF(EXACT(&quot;Y&quot;;[.C19]);[.$Q19]*[.$O$5];IF(EXACT(&quot;N&quot;;[.C19]);[.$Q19]*[.$O$7];[.$Q19]*[.$O$9]))" office:value-type="float" office:value="5">
            <text:p>5</text:p>
          </table:table-cell>
          <table:table-cell table:formula="of:=IF(EXACT(&quot;Y&quot;;[.D19]);[.$Q19]*[.$O$5];IF(EXACT(&quot;N&quot;;[.D19]);[.$Q19]*[.$O$7];[.$Q19]*[.$O$9]))" office:value-type="float" office:value="10">
            <text:p>10</text:p>
          </table:table-cell>
          <table:table-cell table:formula="of:=IF(EXACT(&quot;Y&quot;;[.E19]);[.$Q19]*[.$O$5];IF(EXACT(&quot;N&quot;;[.E19]);[.$Q19]*[.$O$7];[.$Q19]*[.$O$9]))" office:value-type="float" office:value="10">
            <text:p>10</text:p>
          </table:table-cell>
          <table:table-cell table:formula="of:=IF(EXACT(&quot;Y&quot;;[.F19]);[.$Q19]*[.$O$5];IF(EXACT(&quot;N&quot;;[.F19]);[.$Q19]*[.$O$7];[.$Q19]*[.$O$9]))" office:value-type="float" office:value="10">
            <text:p>10</text:p>
          </table:table-cell>
          <table:table-cell table:formula="of:=IF(EXACT(&quot;Y&quot;;[.G19]);[.$Q19]*[.$O$5];IF(EXACT(&quot;N&quot;;[.G19]);[.$Q19]*[.$O$7];[.$Q19]*[.$O$9]))" office:value-type="float" office:value="10">
            <text:p>10</text:p>
          </table:table-cell>
        </table:table-row>
        <table:table-row table:style-name="ro2">
          <table:table-cell office:value-type="string">
            <text:p>Virtual filesystem</text:p>
          </table:table-cell>
          <table:table-cell office:value-type="string">
            <text:p>N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9" office:value-type="string">
            <text:p>N</text:p>
          </table:table-cell>
          <table:table-cell table:number-columns-repeated="8"/>
          <table:table-cell table:formula="of:=[$Sheet1.$A$20]" office:value-type="string" office:string-value="Virtual filesystem">
            <text:p>Virtual filesystem</text:p>
          </table:table-cell>
          <table:table-cell office:value-type="float" office:value="1">
            <text:p>1</text:p>
          </table:table-cell>
          <table:table-cell table:formula="of:=IF(EXACT(&quot;Y&quot;;[.B20]);[.$Q20]*[.$O$5];IF(EXACT(&quot;N&quot;;[.B20]);[.$Q20]*[.$O$7];[.$Q20]*[.$O$9]))" office:value-type="float" office:value="0">
            <text:p>0</text:p>
          </table:table-cell>
          <table:table-cell table:formula="of:=IF(EXACT(&quot;Y&quot;;[.C20]);[.$Q20]*[.$O$5];IF(EXACT(&quot;N&quot;;[.C20]);[.$Q20]*[.$O$7];[.$Q20]*[.$O$9]))" office:value-type="float" office:value="0">
            <text:p>0</text:p>
          </table:table-cell>
          <table:table-cell table:formula="of:=IF(EXACT(&quot;Y&quot;;[.D20]);[.$Q20]*[.$O$5];IF(EXACT(&quot;N&quot;;[.D20]);[.$Q20]*[.$O$7];[.$Q20]*[.$O$9]))" office:value-type="float" office:value="0">
            <text:p>0</text:p>
          </table:table-cell>
          <table:table-cell table:formula="of:=IF(EXACT(&quot;Y&quot;;[.E20]);[.$Q20]*[.$O$5];IF(EXACT(&quot;N&quot;;[.E20]);[.$Q20]*[.$O$7];[.$Q20]*[.$O$9]))" office:value-type="float" office:value="1">
            <text:p>1</text:p>
          </table:table-cell>
          <table:table-cell table:formula="of:=IF(EXACT(&quot;Y&quot;;[.F20]);[.$Q20]*[.$O$5];IF(EXACT(&quot;N&quot;;[.F20]);[.$Q20]*[.$O$7];[.$Q20]*[.$O$9]))" office:value-type="float" office:value="0">
            <text:p>0</text:p>
          </table:table-cell>
          <table:table-cell table:formula="of:=IF(EXACT(&quot;Y&quot;;[.G20]);[.$Q20]*[.$O$5];IF(EXACT(&quot;N&quot;;[.G20]);[.$Q20]*[.$O$7];[.$Q20]*[.$O$9]))" office:value-type="float" office:value="0">
            <text:p>0</text:p>
          </table:table-cell>
        </table:table-row>
        <table:table-row table:style-name="ro2">
          <table:table-cell office:value-type="string">
            <text:p>Sensible import/export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21]" office:value-type="string" office:string-value="Sensible import/export">
            <text:p>Sensible import/export</text:p>
          </table:table-cell>
          <table:table-cell office:value-type="float" office:value="10">
            <text:p>10</text:p>
          </table:table-cell>
          <table:table-cell table:formula="of:=IF(EXACT(&quot;Y&quot;;[.B21]);[.$Q21]*[.$O$5];IF(EXACT(&quot;N&quot;;[.B21]);[.$Q21]*[.$O$7];[.$Q21]*[.$O$9]))" office:value-type="float" office:value="0">
            <text:p>0</text:p>
          </table:table-cell>
          <table:table-cell table:formula="of:=IF(EXACT(&quot;Y&quot;;[.C21]);[.$Q21]*[.$O$5];IF(EXACT(&quot;N&quot;;[.C21]);[.$Q21]*[.$O$7];[.$Q21]*[.$O$9]))" office:value-type="float" office:value="10">
            <text:p>10</text:p>
          </table:table-cell>
          <table:table-cell table:formula="of:=IF(EXACT(&quot;Y&quot;;[.D21]);[.$Q21]*[.$O$5];IF(EXACT(&quot;N&quot;;[.D21]);[.$Q21]*[.$O$7];[.$Q21]*[.$O$9]))" office:value-type="float" office:value="10">
            <text:p>10</text:p>
          </table:table-cell>
          <table:table-cell table:formula="of:=IF(EXACT(&quot;Y&quot;;[.E21]);[.$Q21]*[.$O$5];IF(EXACT(&quot;N&quot;;[.E21]);[.$Q21]*[.$O$7];[.$Q21]*[.$O$9]))" office:value-type="float" office:value="10">
            <text:p>10</text:p>
          </table:table-cell>
          <table:table-cell table:formula="of:=IF(EXACT(&quot;Y&quot;;[.F21]);[.$Q21]*[.$O$5];IF(EXACT(&quot;N&quot;;[.F21]);[.$Q21]*[.$O$7];[.$Q21]*[.$O$9]))" office:value-type="float" office:value="10">
            <text:p>10</text:p>
          </table:table-cell>
          <table:table-cell table:formula="of:=IF(EXACT(&quot;Y&quot;;[.G21]);[.$Q21]*[.$O$5];IF(EXACT(&quot;N&quot;;[.G21]);[.$Q21]*[.$O$7];[.$Q21]*[.$O$9]))" office:value-type="float" office:value="10">
            <text:p>10</text:p>
          </table:table-cell>
        </table:table-row>
        <table:table-row table:style-name="ro2">
          <table:table-cell office:value-type="string">
            <text:p>Multi-master replication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3]</text:p>
          </table:table-cell>
          <table:table-cell table:style-name="ce17" office:value-type="string">
            <text:p>Y [1]</text:p>
          </table:table-cell>
          <table:table-cell table:number-columns-repeated="2" table:style-name="ce17" office:value-type="string">
            <text:p>Y [4]</text:p>
          </table:table-cell>
          <table:table-cell table:number-columns-repeated="8"/>
          <table:table-cell table:formula="of:=[$Sheet1.$A$22]" office:value-type="string" office:string-value="Multi-master replication">
            <text:p>Multi-master replication</text:p>
          </table:table-cell>
          <table:table-cell office:value-type="float" office:value="5">
            <text:p>5</text:p>
          </table:table-cell>
          <table:table-cell table:formula="of:=IF(EXACT(&quot;Y&quot;;[.B22]);[.$Q22]*[.$O$5];IF(EXACT(&quot;N&quot;;[.B22]);[.$Q22]*[.$O$7];[.$Q22]*[.$O$9]))" office:value-type="float" office:value="0">
            <text:p>0</text:p>
          </table:table-cell>
          <table:table-cell table:formula="of:=IF(EXACT(&quot;Y&quot;;[.C22]);[.$Q22]*[.$O$5];IF(EXACT(&quot;N&quot;;[.C22]);[.$Q22]*[.$O$7];[.$Q22]*[.$O$9]))" office:value-type="float" office:value="5">
            <text:p>5</text:p>
          </table:table-cell>
          <table:table-cell table:formula="of:=IF(EXACT(&quot;Y&quot;;[.D22]);[.$Q22]*[.$O$5];IF(EXACT(&quot;N&quot;;[.D22]);[.$Q22]*[.$O$7];[.$Q22]*[.$O$9]))" office:value-type="float" office:value="2.5">
            <text:p>2.5</text:p>
          </table:table-cell>
          <table:table-cell table:formula="of:=IF(EXACT(&quot;Y&quot;;[.E22]);[.$Q22]*[.$O$5];IF(EXACT(&quot;N&quot;;[.E22]);[.$Q22]*[.$O$7];[.$Q22]*[.$O$9]))" office:value-type="float" office:value="2.5">
            <text:p>2.5</text:p>
          </table:table-cell>
          <table:table-cell table:formula="of:=IF(EXACT(&quot;Y&quot;;[.F22]);[.$Q22]*[.$O$5];IF(EXACT(&quot;N&quot;;[.F22]);[.$Q22]*[.$O$7];[.$Q22]*[.$O$9]))" office:value-type="float" office:value="2.5">
            <text:p>2.5</text:p>
          </table:table-cell>
          <table:table-cell table:formula="of:=IF(EXACT(&quot;Y&quot;;[.G22]);[.$Q22]*[.$O$5];IF(EXACT(&quot;N&quot;;[.G22]);[.$Q22]*[.$O$7];[.$Q22]*[.$O$9]))" office:value-type="float" office:value="2.5">
            <text:p>2.5</text:p>
          </table:table-cell>
        </table:table-row>
        <table:table-row table:style-name="ro2">
          <table:table-cell office:value-type="string">
            <text:p>Master-slave replication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3]</text:p>
          </table:table-cell>
          <table:table-cell office:value-type="string">
            <text:p>Y</text:p>
          </table:table-cell>
          <table:table-cell table:number-columns-repeated="2" table:style-name="ce17" office:value-type="string">
            <text:p>Y [4]</text:p>
          </table:table-cell>
          <table:table-cell table:number-columns-repeated="8"/>
          <table:table-cell table:formula="of:=[$Sheet1.$A$23]" office:value-type="string" office:string-value="Master-slave replication">
            <text:p>Master-slave replication</text:p>
          </table:table-cell>
          <table:table-cell office:value-type="float" office:value="30">
            <text:p>30</text:p>
          </table:table-cell>
          <table:table-cell table:formula="of:=IF(EXACT(&quot;Y&quot;;[.B23]);[.$Q23]*[.$O$5];IF(EXACT(&quot;N&quot;;[.B23]);[.$Q23]*[.$O$7];[.$Q23]*[.$O$9]))" office:value-type="float" office:value="0">
            <text:p>0</text:p>
          </table:table-cell>
          <table:table-cell table:formula="of:=IF(EXACT(&quot;Y&quot;;[.C23]);[.$Q23]*[.$O$5];IF(EXACT(&quot;N&quot;;[.C23]);[.$Q23]*[.$O$7];[.$Q23]*[.$O$9]))" office:value-type="float" office:value="30">
            <text:p>30</text:p>
          </table:table-cell>
          <table:table-cell table:formula="of:=IF(EXACT(&quot;Y&quot;;[.D23]);[.$Q23]*[.$O$5];IF(EXACT(&quot;N&quot;;[.D23]);[.$Q23]*[.$O$7];[.$Q23]*[.$O$9]))" office:value-type="float" office:value="15">
            <text:p>15</text:p>
          </table:table-cell>
          <table:table-cell table:formula="of:=IF(EXACT(&quot;Y&quot;;[.E23]);[.$Q23]*[.$O$5];IF(EXACT(&quot;N&quot;;[.E23]);[.$Q23]*[.$O$7];[.$Q23]*[.$O$9]))" office:value-type="float" office:value="30">
            <text:p>30</text:p>
          </table:table-cell>
          <table:table-cell table:formula="of:=IF(EXACT(&quot;Y&quot;;[.F23]);[.$Q23]*[.$O$5];IF(EXACT(&quot;N&quot;;[.F23]);[.$Q23]*[.$O$7];[.$Q23]*[.$O$9]))" office:value-type="float" office:value="15">
            <text:p>15</text:p>
          </table:table-cell>
          <table:table-cell table:formula="of:=IF(EXACT(&quot;Y&quot;;[.G23]);[.$Q23]*[.$O$5];IF(EXACT(&quot;N&quot;;[.G23]);[.$Q23]*[.$O$7];[.$Q23]*[.$O$9]))" office:value-type="float" office:value="15">
            <text:p>15</text:p>
          </table:table-cell>
        </table:table-row>
        <table:table-row table:style-name="ro2">
          <table:table-cell office:value-type="string">
            <text:p>Transactions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/>
          <table:table-cell table:formula="of:=[$Sheet1.$A$24]" office:value-type="string" office:string-value="Transactions">
            <text:p>Transactions</text:p>
          </table:table-cell>
          <table:table-cell office:value-type="float" office:value="2">
            <text:p>2</text:p>
          </table:table-cell>
          <table:table-cell table:formula="of:=IF(EXACT(&quot;Y&quot;;[.B24]);[.$Q24]*[.$O$5];IF(EXACT(&quot;N&quot;;[.B24]);[.$Q24]*[.$O$7];[.$Q24]*[.$O$9]))" office:value-type="float" office:value="0">
            <text:p>0</text:p>
          </table:table-cell>
          <table:table-cell table:formula="of:=IF(EXACT(&quot;Y&quot;;[.C24]);[.$Q24]*[.$O$5];IF(EXACT(&quot;N&quot;;[.C24]);[.$Q24]*[.$O$7];[.$Q24]*[.$O$9]))" office:value-type="float" office:value="2">
            <text:p>2</text:p>
          </table:table-cell>
          <table:table-cell table:formula="of:=IF(EXACT(&quot;Y&quot;;[.D24]);[.$Q24]*[.$O$5];IF(EXACT(&quot;N&quot;;[.D24]);[.$Q24]*[.$O$7];[.$Q24]*[.$O$9]))" office:value-type="float" office:value="2">
            <text:p>2</text:p>
          </table:table-cell>
          <table:table-cell table:formula="of:=IF(EXACT(&quot;Y&quot;;[.E24]);[.$Q24]*[.$O$5];IF(EXACT(&quot;N&quot;;[.E24]);[.$Q24]*[.$O$7];[.$Q24]*[.$O$9]))" office:value-type="float" office:value="0">
            <text:p>0</text:p>
          </table:table-cell>
          <table:table-cell table:formula="of:=IF(EXACT(&quot;Y&quot;;[.F24]);[.$Q24]*[.$O$5];IF(EXACT(&quot;N&quot;;[.F24]);[.$Q24]*[.$O$7];[.$Q24]*[.$O$9]))" office:value-type="float" office:value="2">
            <text:p>2</text:p>
          </table:table-cell>
          <table:table-cell table:formula="of:=IF(EXACT(&quot;Y&quot;;[.G24]);[.$Q24]*[.$O$5];IF(EXACT(&quot;N&quot;;[.G24]);[.$Q24]*[.$O$7];[.$Q24]*[.$O$9]))" office:value-type="float" office:value="2">
            <text:p>2</text:p>
          </table:table-cell>
        </table:table-row>
        <table:table-row table:style-name="ro2">
          <table:table-cell office:value-type="string">
            <text:p>Extensible</text:p>
          </table:table-cell>
          <table:table-cell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4" office:value-type="string">
            <text:p>Y</text:p>
          </table:table-cell>
          <table:table-cell table:number-columns-repeated="8"/>
          <table:table-cell table:formula="of:=[$Sheet1.$A$25]" office:value-type="string" office:string-value="Extensible">
            <text:p>Extensible</text:p>
          </table:table-cell>
          <table:table-cell office:value-type="float" office:value="10">
            <text:p>10</text:p>
          </table:table-cell>
          <table:table-cell table:formula="of:=IF(EXACT(&quot;Y&quot;;[.B25]);[.$Q25]*[.$O$5];IF(EXACT(&quot;N&quot;;[.B25]);[.$Q25]*[.$O$7];[.$Q25]*[.$O$9]))" office:value-type="float" office:value="0">
            <text:p>0</text:p>
          </table:table-cell>
          <table:table-cell table:formula="of:=IF(EXACT(&quot;Y&quot;;[.C25]);[.$Q25]*[.$O$5];IF(EXACT(&quot;N&quot;;[.C25]);[.$Q25]*[.$O$7];[.$Q25]*[.$O$9]))" office:value-type="float" office:value="10">
            <text:p>10</text:p>
          </table:table-cell>
          <table:table-cell table:formula="of:=IF(EXACT(&quot;Y&quot;;[.D25]);[.$Q25]*[.$O$5];IF(EXACT(&quot;N&quot;;[.D25]);[.$Q25]*[.$O$7];[.$Q25]*[.$O$9]))" office:value-type="float" office:value="10">
            <text:p>10</text:p>
          </table:table-cell>
          <table:table-cell table:formula="of:=IF(EXACT(&quot;Y&quot;;[.E25]);[.$Q25]*[.$O$5];IF(EXACT(&quot;N&quot;;[.E25]);[.$Q25]*[.$O$7];[.$Q25]*[.$O$9]))" office:value-type="float" office:value="10">
            <text:p>10</text:p>
          </table:table-cell>
          <table:table-cell table:formula="of:=IF(EXACT(&quot;Y&quot;;[.F25]);[.$Q25]*[.$O$5];IF(EXACT(&quot;N&quot;;[.F25]);[.$Q25]*[.$O$7];[.$Q25]*[.$O$9]))" office:value-type="float" office:value="10">
            <text:p>10</text:p>
          </table:table-cell>
          <table:table-cell table:formula="of:=IF(EXACT(&quot;Y&quot;;[.G25]);[.$Q25]*[.$O$5];IF(EXACT(&quot;N&quot;;[.G25]);[.$Q25]*[.$O$7];[.$Q25]*[.$O$9]))" office:value-type="float" office:value="10">
            <text:p>10</text:p>
          </table:table-cell>
        </table:table-row>
        <table:table-row table:style-name="ro2">
          <table:table-cell office:value-type="string">
            <text:p>Prove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/>
          <table:table-cell table:formula="of:=[$Sheet1.$A$26]" office:value-type="string" office:string-value="Proven">
            <text:p>Proven</text:p>
          </table:table-cell>
          <table:table-cell office:value-type="float" office:value="30">
            <text:p>30</text:p>
          </table:table-cell>
          <table:table-cell table:formula="of:=IF(EXACT(&quot;Y&quot;;[.B26]);[.$Q26]*[.$O$5];IF(EXACT(&quot;N&quot;;[.B26]);[.$Q26]*[.$O$7];[.$Q26]*[.$O$9]))" office:value-type="float" office:value="30">
            <text:p>30</text:p>
          </table:table-cell>
          <table:table-cell table:formula="of:=IF(EXACT(&quot;Y&quot;;[.C26]);[.$Q26]*[.$O$5];IF(EXACT(&quot;N&quot;;[.C26]);[.$Q26]*[.$O$7];[.$Q26]*[.$O$9]))" office:value-type="float" office:value="0">
            <text:p>0</text:p>
          </table:table-cell>
          <table:table-cell table:formula="of:=IF(EXACT(&quot;Y&quot;;[.D26]);[.$Q26]*[.$O$5];IF(EXACT(&quot;N&quot;;[.D26]);[.$Q26]*[.$O$7];[.$Q26]*[.$O$9]))" office:value-type="float" office:value="0">
            <text:p>0</text:p>
          </table:table-cell>
          <table:table-cell table:formula="of:=IF(EXACT(&quot;Y&quot;;[.E26]);[.$Q26]*[.$O$5];IF(EXACT(&quot;N&quot;;[.E26]);[.$Q26]*[.$O$7];[.$Q26]*[.$O$9]))" office:value-type="float" office:value="0">
            <text:p>0</text:p>
          </table:table-cell>
          <table:table-cell table:formula="of:=IF(EXACT(&quot;Y&quot;;[.F26]);[.$Q26]*[.$O$5];IF(EXACT(&quot;N&quot;;[.F26]);[.$Q26]*[.$O$7];[.$Q26]*[.$O$9]))" office:value-type="float" office:value="30">
            <text:p>30</text:p>
          </table:table-cell>
          <table:table-cell table:formula="of:=IF(EXACT(&quot;Y&quot;;[.G26]);[.$Q26]*[.$O$5];IF(EXACT(&quot;N&quot;;[.G26]);[.$Q26]*[.$O$7];[.$Q26]*[.$O$9]))" office:value-type="float" office:value="30">
            <text:p>30</text:p>
          </table:table-cell>
        </table:table-row>
        <table:table-row table:style-name="ro2">
          <table:table-cell office:value-type="string">
            <text:p>Well-understood &amp; commo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8"/>
          <table:table-cell table:formula="of:=[$Sheet1.$A$27]" office:value-type="string" office:string-value="Well-understood &amp; common">
            <text:p>Well-understood &amp; common</text:p>
          </table:table-cell>
          <table:table-cell office:value-type="float" office:value="10">
            <text:p>10</text:p>
          </table:table-cell>
          <table:table-cell table:formula="of:=IF(EXACT(&quot;Y&quot;;[.B27]);[.$Q27]*[.$O$5];IF(EXACT(&quot;N&quot;;[.B27]);[.$Q27]*[.$O$7];[.$Q27]*[.$O$9]))" office:value-type="float" office:value="10">
            <text:p>10</text:p>
          </table:table-cell>
          <table:table-cell table:formula="of:=IF(EXACT(&quot;Y&quot;;[.C27]);[.$Q27]*[.$O$5];IF(EXACT(&quot;N&quot;;[.C27]);[.$Q27]*[.$O$7];[.$Q27]*[.$O$9]))" office:value-type="float" office:value="0">
            <text:p>0</text:p>
          </table:table-cell>
          <table:table-cell table:formula="of:=IF(EXACT(&quot;Y&quot;;[.D27]);[.$Q27]*[.$O$5];IF(EXACT(&quot;N&quot;;[.D27]);[.$Q27]*[.$O$7];[.$Q27]*[.$O$9]))" office:value-type="float" office:value="0">
            <text:p>0</text:p>
          </table:table-cell>
          <table:table-cell table:formula="of:=IF(EXACT(&quot;Y&quot;;[.E27]);[.$Q27]*[.$O$5];IF(EXACT(&quot;N&quot;;[.E27]);[.$Q27]*[.$O$7];[.$Q27]*[.$O$9]))" office:value-type="float" office:value="0">
            <text:p>0</text:p>
          </table:table-cell>
          <table:table-cell table:formula="of:=IF(EXACT(&quot;Y&quot;;[.F27]);[.$Q27]*[.$O$5];IF(EXACT(&quot;N&quot;;[.F27]);[.$Q27]*[.$O$7];[.$Q27]*[.$O$9]))" office:value-type="float" office:value="10">
            <text:p>10</text:p>
          </table:table-cell>
          <table:table-cell table:formula="of:=IF(EXACT(&quot;Y&quot;;[.G27]);[.$Q27]*[.$O$5];IF(EXACT(&quot;N&quot;;[.G27]);[.$Q27]*[.$O$7];[.$Q27]*[.$O$9]))" office:value-type="float" office:value="10">
            <text:p>10</text:p>
          </table:table-cell>
        </table:table-row>
        <table:table-row table:style-name="ro2">
          <table:table-cell office:value-type="string">
            <text:p>Insert one (rows/sec)</text:p>
          </table:table-cell>
          <table:table-cell table:style-name="ce11" office:value-type="float" office:value="3293">
            <text:p>3,293</text:p>
          </table:table-cell>
          <table:table-cell table:style-name="ce18" office:value-type="float" office:value="235">
            <text:p>235</text:p>
          </table:table-cell>
          <table:table-cell table:style-name="ce20" office:value-type="float" office:value="6204">
            <text:p>6,204</text:p>
          </table:table-cell>
          <table:table-cell table:style-name="ce26" office:value-type="float" office:value="3316">
            <text:p>3,316</text:p>
          </table:table-cell>
          <table:table-cell table:style-name="ce27" office:value-type="float" office:value="891">
            <text:p>891</text:p>
          </table:table-cell>
          <table:table-cell table:style-name="ce22" office:value-type="float" office:value="6488">
            <text:p>6,488</text:p>
          </table:table-cell>
          <table:table-cell table:number-columns-repeated="8"/>
          <table:table-cell table:formula="of:=[$Sheet1.$A$28]" office:value-type="string" office:string-value="Insert one (rows/sec)">
            <text:p>Insert one (rows/sec)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30">
            <text:p>30</text:p>
          </table:table-cell>
          <table:table-cell table:style-name="ce49" office:value-type="float" office:value="40">
            <text:p>40</text:p>
          </table:table-cell>
          <table:table-cell table:style-name="ce49" office:value-type="float" office:value="50">
            <text:p>50</text:p>
          </table:table-cell>
          <table:table-cell table:style-name="ce49" office:value-type="float" office:value="45">
            <text:p>45</text:p>
          </table:table-cell>
        </table:table-row>
        <table:table-row table:style-name="ro2">
          <table:table-cell office:value-type="string">
            <text:p>Insert many (rows/sec)</text:p>
          </table:table-cell>
          <table:table-cell table:style-name="ce12" table:formula="of:=[.B28]" office:value-type="float" office:value="3293">
            <text:p>3,293</text:p>
          </table:table-cell>
          <table:table-cell table:style-name="ce12" office:value-type="float" office:value="1620">
            <office:annotation draw:style-name="gr2" draw:text-style-name="P2" svg:width="1.1398in" svg:height="0.3902in" svg:x="2.7965in" svg:y="3.6598in" draw:caption-point-x="-2.7965in" draw:caption-point-y="-3.6598in">
              <dc:date>2009-08-03T00:00:00</dc:date>
              <text:p text:style-name="P1"><text:span text:style-name="T1">bulk_save is broken?</text:span></text:p>
            </office:annotation>
            <text:p>1,620</text:p>
          </table:table-cell>
          <table:table-cell table:style-name="ce21" table:formula="of:=[.D28]" office:value-type="float" office:value="6204">
            <office:annotation draw:style-name="gr2" draw:text-style-name="P2" svg:width="1.1406in" svg:height="0.2346in" svg:x="4.5748in" svg:y="3.837in" draw:caption-point-x="-4.5748in" draw:caption-point-y="-3.837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26" office:value-type="float" office:value="917">
            <text:p>917</text:p>
          </table:table-cell>
          <table:table-cell table:style-name="ce28" office:value-type="float" office:value="5457">
            <text:p>5,457</text:p>
          </table:table-cell>
          <table:table-cell table:style-name="ce20" office:value-type="float" office:value="5774">
            <text:p>5,774</text:p>
          </table:table-cell>
          <table:table-cell table:number-columns-repeated="8"/>
          <table:table-cell table:formula="of:=[$Sheet1.$A$29]" office:value-type="string" office:string-value="Insert many (rows/sec)">
            <text:p>Insert many (rows/sec)</text:p>
          </table:table-cell>
          <table:table-cell/>
          <table:table-cell table:style-name="ce42" table:number-columns-repeated="2"/>
          <table:table-cell table:style-name="ce46"/>
          <table:table-cell table:style-name="ce49" table:number-columns-repeated="3"/>
        </table:table-row>
        <table:table-row table:style-name="ro2">
          <table:table-cell office:value-type="string">
            <text:p>Retrieve one (rows/sec)</text:p>
          </table:table-cell>
          <table:table-cell table:style-name="ce11" office:value-type="float" office:value="1438">
            <text:p>1,438</text:p>
          </table:table-cell>
          <table:table-cell table:style-name="ce18" office:value-type="float" office:value="404">
            <text:p>404</text:p>
          </table:table-cell>
          <table:table-cell table:style-name="ce22" office:value-type="float" office:value="5787">
            <text:p>5,787</text:p>
          </table:table-cell>
          <table:table-cell table:style-name="ce26" office:value-type="float" office:value="1375">
            <text:p>1,375</text:p>
          </table:table-cell>
          <table:table-cell table:style-name="ce28" office:value-type="float" office:value="3848">
            <text:p>3,848</text:p>
          </table:table-cell>
          <table:table-cell table:style-name="ce26" office:value-type="float" office:value="1378">
            <text:p>1,378</text:p>
          </table:table-cell>
          <table:table-cell table:number-columns-repeated="8"/>
          <table:table-cell table:formula="of:=[$Sheet1.$A$30]" office:value-type="string" office:string-value="Retrieve one (rows/sec)">
            <text:p>Retrieve one (rows/sec)</text:p>
          </table:table-cell>
          <table:table-cell/>
          <table:table-cell table:style-name="ce43" table:number-columns-repeated="2"/>
          <table:table-cell table:style-name="ce47"/>
          <table:table-cell table:style-name="ce49" table:number-columns-repeated="3"/>
        </table:table-row>
        <table:table-row table:style-name="ro2">
          <table:table-cell office:value-type="string">
            <text:p>Query one (rows/sec)</text:p>
          </table:table-cell>
          <table:table-cell table:style-name="ce13"/>
          <table:table-cell table:style-name="ce13" office:value-type="float" office:value="237">
            <office:annotation draw:style-name="gr2" draw:text-style-name="P2" svg:width="1.1398in" svg:height="0.2346in" svg:x="2.7965in" svg:y="4.0142in" draw:caption-point-x="-2.7965in" draw:caption-point-y="-4.0142in">
              <dc:date>2009-08-03T00:00:00</dc:date>
              <text:p text:style-name="P1"><text:span text:style-name="T1">How to query?!</text:span></text:p>
            </office:annotation>
            <text:p>237</text:p>
          </table:table-cell>
          <table:table-cell table:style-name="ce18" office:value-type="float" office:value="194">
            <text:p>194</text:p>
          </table:table-cell>
          <table:table-cell table:style-name="ce26" table:formula="of:=[.E30]" office:value-type="float" office:value="1375">
            <text:p>1,375</text:p>
          </table:table-cell>
          <table:table-cell table:style-name="ce22" table:formula="of:=[.F30]" office:value-type="float" office:value="3848">
            <text:p>3,848</text:p>
          </table:table-cell>
          <table:table-cell table:style-name="ce26" table:formula="of:=[.G30]" office:value-type="float" office:value="1378">
            <text:p>1,378</text:p>
          </table:table-cell>
          <table:table-cell table:number-columns-repeated="8"/>
          <table:table-cell table:formula="of:=[$Sheet1.$A$31]" office:value-type="string" office:string-value="Query one (rows/sec)">
            <text:p>Query one (rows/sec)</text:p>
          </table:table-cell>
          <table:table-cell/>
          <table:table-cell table:style-name="ce42" table:number-columns-repeated="2"/>
          <table:table-cell table:style-name="ce47"/>
          <table:table-cell table:style-name="ce49" table:number-columns-repeated="3"/>
        </table:table-row>
        <table:table-row table:style-name="ro3">
          <table:table-cell table:style-name="ce5" office:value-type="string">
            <text:p>Find all (rows/sec)</text:p>
          </table:table-cell>
          <table:table-cell table:style-name="ce13"/>
          <table:table-cell table:style-name="ce19" office:value-type="float" office:value="9394">
            <office:annotation draw:style-name="gr2" draw:text-style-name="P2" svg:width="1.1398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9,394</text:p>
          </table:table-cell>
          <table:table-cell table:style-name="ce11" office:value-type="float" office:value="3882">
            <text:p>3,882</text:p>
          </table:table-cell>
          <table:table-cell table:style-name="ce20" office:value-type="float" office:value="7725">
            <text:p>7,725</text:p>
          </table:table-cell>
          <table:table-cell table:style-name="ce22" office:value-type="float" office:value="19830">
            <text:p>19,830</text:p>
          </table:table-cell>
          <table:table-cell table:style-name="ce20" office:value-type="float" office:value="18854">
            <text:p>18,854</text:p>
          </table:table-cell>
          <table:table-cell table:number-columns-repeated="8"/>
          <table:table-cell table:style-name="ce36" table:formula="of:=[$Sheet1.$A$32]" office:value-type="string" office:string-value="Find all (rows/sec)">
            <text:p>Find all (rows/sec)</text:p>
          </table:table-cell>
          <table:table-cell table:style-name="ce39"/>
          <table:table-cell table:style-name="ce44" table:number-columns-repeated="2"/>
          <table:table-cell table:style-name="ce48" table:number-columns-repeated="4"/>
        </table:table-row>
        <table:table-row table:style-name="ro3">
          <table:table-cell table:style-name="ce5" office:value-type="string">
            <text:p>Score (bigger is better)</text:p>
          </table:table-cell>
          <table:table-cell table:style-name="ce14" table:formula="of:=[.R33]" office:value-type="percentage" office:value="0.412087912087912">
            <text:p>41%</text:p>
          </table:table-cell>
          <table:table-cell table:style-name="ce14" table:formula="of:=[.S33]" office:value-type="percentage" office:value="0.620879120879121">
            <text:p>62%</text:p>
          </table:table-cell>
          <table:table-cell table:style-name="ce23" table:formula="of:=[.T33]" office:value-type="percentage" office:value="0.756868131868132">
            <text:p>76%</text:p>
          </table:table-cell>
          <table:table-cell table:style-name="ce23" table:formula="of:=[.U33]" office:value-type="percentage" office:value="0.850274725274725">
            <text:p>85%</text:p>
          </table:table-cell>
          <table:table-cell table:style-name="ce29" table:formula="of:=[.V33]" office:value-type="percentage" office:value="0.866758241758242">
            <text:p>87%</text:p>
          </table:table-cell>
          <table:table-cell table:style-name="ce32" table:formula="of:=[.W33]" office:value-type="percentage" office:value="0.891483516483516">
            <text:p>89%</text:p>
          </table:table-cell>
          <table:table-cell table:number-columns-repeated="8"/>
          <table:table-cell table:style-name="ce36" table:formula="of:=[$Sheet1.$A$33]" office:value-type="string" office:string-value="Score (bigger is better)">
            <text:p>Score (bigger is better)</text:p>
          </table:table-cell>
          <table:table-cell table:style-name="ce40" table:formula="of:=SUM([.Q4:.Q32])" office:value-type="float" office:value="364">
            <text:p>364</text:p>
          </table:table-cell>
          <table:table-cell table:style-name="ce45" table:formula="of:=SUM([.R4:.R32])/[.$Q$33]" office:value-type="percentage" office:value="0.412087912087912">
            <text:p>41%</text:p>
          </table:table-cell>
          <table:table-cell table:style-name="ce45" table:formula="of:=SUM([.S4:.S32])/[.$Q$33]" office:value-type="percentage" office:value="0.620879120879121">
            <text:p>62%</text:p>
          </table:table-cell>
          <table:table-cell table:style-name="ce45" table:formula="of:=SUM([.T4:.T32])/[.$Q$33]" office:value-type="percentage" office:value="0.756868131868132">
            <text:p>76%</text:p>
          </table:table-cell>
          <table:table-cell table:style-name="ce45" table:formula="of:=SUM([.U4:.U32])/[.$Q$33]" office:value-type="percentage" office:value="0.850274725274725">
            <text:p>85%</text:p>
          </table:table-cell>
          <table:table-cell table:style-name="ce45" table:formula="of:=SUM([.V4:.V32])/[.$Q$33]" office:value-type="percentage" office:value="0.866758241758242">
            <text:p>87%</text:p>
          </table:table-cell>
          <table:table-cell table:style-name="ce45" table:formula="of:=SUM([.W4:.W32])/[.$Q$33]" office:value-type="percentage" office:value="0.891483516483516">
            <text:p>89%</text:p>
          </table:table-cell>
        </table:table-row>
        <table:table-row table:style-name="ro3">
          <table:table-cell table:style-name="ce5" office:value-type="string">
            <text:p>Pros: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Flexible</text:p>
          </table:table-cell>
          <table:table-cell table:style-name="ce24" office:value-type="string">
            <text:p>Quick, multi stores</text:p>
          </table:table-cell>
          <table:table-cell table:style-name="ce24" office:value-type="string">
            <text:p>Easy, complete</text:p>
          </table:table-cell>
          <table:table-cell table:number-columns-repeated="2" table:style-name="ce30" office:value-type="string">
            <text:p>Safe, simple</text:p>
          </table:table-cell>
          <table:table-cell table:number-columns-repeated="8"/>
          <table:table-cell table:style-name="ce36"/>
          <table:table-cell table:style-name="ce40"/>
          <table:table-cell table:style-name="ce45" table:number-columns-repeated="6"/>
        </table:table-row>
        <table:table-row table:style-name="ro3">
          <table:table-cell table:style-name="ce5" office:value-type="string">
            <text:p>Cons:</text:p>
          </table:table-cell>
          <table:table-cell table:style-name="ce15" office:value-type="string">
            <text:p>Not persistent</text:p>
          </table:table-cell>
          <table:table-cell table:style-name="ce15" office:value-type="string">
            <text:p>Very slow, tricky</text:p>
          </table:table-cell>
          <table:table-cell table:style-name="ce24" office:value-type="string">
            <text:p>Weak tables, replication</text:p>
          </table:table-cell>
          <table:table-cell table:style-name="ce24" office:value-type="string">
            <text:p>Slower than DB</text:p>
          </table:table-cell>
          <table:table-cell table:number-columns-repeated="2" table:style-name="ce30" office:value-type="string">
            <text:p>Schema replication</text:p>
          </table:table-cell>
          <table:table-cell table:number-columns-repeated="8"/>
          <table:table-cell table:style-name="ce36"/>
          <table:table-cell table:style-name="ce40"/>
          <table:table-cell table:style-name="ce45" table:number-columns-repeated="6"/>
        </table:table-row>
        <table:table-row table:style-name="ro3">
          <table:table-cell table:style-name="ce6" office:value-type="string">
            <text:p>Conclusion:</text:p>
          </table:table-cell>
          <table:table-cell table:style-name="ce16" office:value-type="string">
            <text:p>Not an option</text:p>
          </table:table-cell>
          <table:table-cell table:style-name="ce16" office:value-type="string">
            <text:p>Probably not</text:p>
          </table:table-cell>
          <table:table-cell table:style-name="ce25" office:value-type="string">
            <text:p>For speed</text:p>
          </table:table-cell>
          <table:table-cell table:style-name="ce25" office:value-type="string">
            <text:p>Simple yet good</text:p>
          </table:table-cell>
          <table:table-cell table:style-name="ce31" office:value-type="string">
            <text:p>Grampa is still spry</text:p>
          </table:table-cell>
          <table:table-cell table:style-name="ce31" office:value-type="string">
            <text:p>Quirky kid grew up</text:p>
          </table:table-cell>
          <table:table-cell table:number-columns-repeated="8"/>
          <table:table-cell table:style-name="ce36"/>
          <table:table-cell table:style-name="ce40"/>
          <table:table-cell table:style-name="ce45"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Notes: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4">
          <table:table-cell table:style-name="Default" office:value-type="string">
            <text:p>* Benchmarks are naive: They use serial operations in tight loops with small datasets from single host to localhost, rather than concurrent mixture across many clients &amp; servers with much data.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1] MongoDB's master-master replication is experimental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2] Tokyo Tyrant uses Lua programs to provide this functionality.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3] Tokyo Tyrant can be replicated with LightCloud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4] Replication is tricky, requiring third-party packages and custom infrastructure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5] CouchDB uses JavaScript programs to provide this functionality.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 office:value-type="string">
            <text:p>[6] MySQL DDL slow, risky, and may require restarting cluster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  <table:table-cell table:style-name="Default" table:number-columns-repeated="8"/>
        </table:table-row>
        <table:table-row table:style-name="ro2">
          <table:table-cell table:style-name="Default">
            <draw:frame table:end-cell-address="Sheet1.B64" table:end-x="0.0575in" table:end-y="0.1232in" draw:z-index="6" draw:style-name="gr1" svg:width="1.6in" svg:height="2.7555in" svg:x="0.2043in" svg:y="0.0244in">
              <draw:object draw:notify-on-update-of-ranges="Sheet1.A29:Sheet1.A32 Sheet1.B3:Sheet1.B3 Sheet1.B28:Sheet1.B3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>
            <draw:frame table:end-cell-address="Sheet1.C64" table:end-x="0.3941in" table:end-y="0.1232in" draw:z-index="5" draw:style-name="gr1" svg:width="1.5996in" svg:height="2.7555in" svg:x="0.0398in" svg:y="0.0244in">
              <draw:object draw:notify-on-update-of-ranges="Sheet1.A29:Sheet1.A32 Sheet1.C3:Sheet1.C3 Sheet1.C28:Sheet1.C3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>
            <draw:frame table:end-cell-address="Sheet1.D64" table:end-x="0.7224in" table:end-y="0.1276in" draw:z-index="2" draw:style-name="gr1" svg:width="1.6in" svg:height="2.7598in" svg:x="0.3677in" svg:y="0.0244in">
              <draw:object draw:notify-on-update-of-ranges="Sheet1.A29:Sheet1.A32 Sheet1.D3:Sheet1.D3 Sheet1.D28:Sheet1.D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>
            <draw:frame table:end-cell-address="Sheet1.E64" table:end-x="1.0736in" table:end-y="0.1276in" draw:z-index="1" draw:style-name="gr1" svg:width="1.6in" svg:height="2.7598in" svg:x="0.7189in" svg:y="0.0244in">
              <draw:object draw:notify-on-update-of-ranges="Sheet1.A29:Sheet1.A32 Sheet1.E3:Sheet1.E3 Sheet1.E28:Sheet1.E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>
            <draw:frame table:end-cell-address="Sheet1.G64" table:end-x="0.1657in" table:end-y="0.1276in" draw:z-index="4" draw:style-name="gr1" svg:width="1.6in" svg:height="2.7598in" svg:x="1.0563in" svg:y="0.0244in">
              <draw:object draw:notify-on-update-of-ranges="Sheet1.A29:Sheet1.A32 Sheet1.F3:Sheet1.F3 Sheet1.F28:Sheet1.F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Sheet1.H64" table:end-x="0.5118in" table:end-y="0.1276in" draw:z-index="3" draw:style-name="gr1" svg:width="1.6in" svg:height="2.7598in" svg:x="0.1575in" svg:y="0.0244in">
              <draw:object draw:notify-on-update-of-ranges="Sheet1.A29:Sheet1.A32 Sheet1.G3:Sheet1.G3 Sheet1.G28:Sheet1.G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 table:style-name="Default"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05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08-04T05:30:43</dc:date>
    <meta:editing-duration>PT04H53M42S</meta:editing-duration>
    <meta:editing-cycles>70</meta:editing-cycles>
    <meta:document-statistic meta:table-count="3" meta:cell-count="470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799365997314pt" style:font-size-asian="12.9799365997314pt" style:font-size-complex="12.9799365997314pt"/>
    </style:style>
    <style:style style:name="ch3" style:family="chart">
      <style:graphic-properties draw:stroke="none" svg:stroke-color="#b3b3b3" draw:fill="none" draw:fill-color="#e6e6e6"/>
      <style:text-properties fo:font-size="7.98765325546265pt" style:font-size-asian="7.98765325546265pt" style:font-size-complex="7.98765325546265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8610973358154pt" style:font-size-asian="8.98610973358154pt" style:font-size-complex="8.98610973358154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935cm" svg:height="14.953cm" chart:class="chart:bar" chart:column-mapping="0 1 2 4 3" chart:style-name="ch1">
        <chart:title svg:x="2.914cm" svg:y="0.302cm" chart:style-name="ch2">
          <text:p>Data Store Performance</text:p>
        </chart:title>
        <chart:legend chart:legend-position="bottom" svg:x="1.359cm" svg:y="13.777cm" chart:style-name="ch3"/>
        <chart:plot-area chart:style-name="ch4" table:cell-range-address="$Sheet1.$A$29:$A$32;$Sheet1.$B$3:$G$3;$Sheet1.$B$28:$G$32" chart:data-source-has-labels="both" svg:x="-4.88cm" svg:y="1.207cm" svg:width="15.379cm" svg:height="11.709cm">
          <chart:axis chart:dimension="x" chart:name="primary-x" chart:style-name="ch5">
            <chart:categories table:cell-range-address="Sheet1.A29:Sheet1.A32"/>
          </chart:axis>
          <chart:axis chart:dimension="y" chart:name="primary-y" chart:style-name="ch6">
            <chart:title svg:x="2.911cm" svg:y="13.218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8:Sheet1.B32" chart:label-cell-address="Sheet1.B3:Sheet1.B3" chart:class="chart:bar">
            <chart:data-point chart:repeated="5"/>
          </chart:series>
          <chart:series chart:style-name="ch10" chart:values-cell-range-address="Sheet1.C28:Sheet1.C32" chart:label-cell-address="Sheet1.C3:Sheet1.C3" chart:class="chart:bar">
            <chart:data-point chart:repeated="5"/>
          </chart:series>
          <chart:series chart:style-name="ch11" chart:values-cell-range-address="Sheet1.D28:Sheet1.D32" chart:label-cell-address="Sheet1.D3:Sheet1.D3" chart:class="chart:bar">
            <chart:data-point chart:repeated="5"/>
          </chart:series>
          <chart:series chart:style-name="ch12" chart:values-cell-range-address="Sheet1.E28:Sheet1.E32" chart:label-cell-address="Sheet1.E3:Sheet1.E3" chart:class="chart:bar">
            <chart:data-point chart:repeated="5"/>
          </chart:series>
          <chart:series chart:style-name="ch13" chart:values-cell-range-address="Sheet1.G28:Sheet1.G32" chart:label-cell-address="Sheet1.G3:Sheet1.G3" chart:class="chart:bar">
            <chart:data-point chart:repeated="5"/>
          </chart:series>
          <chart:series chart:style-name="ch14" chart:values-cell-range-address="Sheet1.F28:Sheet1.F32" chart:label-cell-address="Sheet1.F3:Sheet1.F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  <table:table-cell office:value-type="string">
                <text:p text:id="Sheet1.C3:Sheet1.C3">CouchDB</text:p>
              </table:table-cell>
              <table:table-cell office:value-type="string">
                <text:p text:id="Sheet1.D3:Sheet1.D3">TokyoTyrant</text:p>
              </table:table-cell>
              <table:table-cell office:value-type="string">
                <text:p text:id="Sheet1.E3:Sheet1.E3">MongoDB</text:p>
              </table:table-cell>
              <table:table-cell office:value-type="string">
                <text:p text:id="Sheet1.G3:Sheet1.G3">MySQL</text:p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  <table:table-cell office:value-type="float" office:value="235">
                <text:p text:id="Sheet1.C28:Sheet1.C32">235</text:p>
              </table:table-cell>
              <table:table-cell office:value-type="float" office:value="6204">
                <text:p text:id="Sheet1.D28:Sheet1.D32">6204</text:p>
              </table:table-cell>
              <table:table-cell office:value-type="float" office:value="3316">
                <text:p text:id="Sheet1.E28:Sheet1.E32">3316</text:p>
              </table:table-cell>
              <table:table-cell office:value-type="float" office:value="6488">
                <text:p text:id="Sheet1.G28:Sheet1.G32">6488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  <table:table-cell office:value-type="float" office:value="1620">
                <text:p>1620</text:p>
              </table:table-cell>
              <table:table-cell office:value-type="float" office:value="6204">
                <text:p>6204</text:p>
              </table:table-cell>
              <table:table-cell office:value-type="float" office:value="917">
                <text:p>917</text:p>
              </table:table-cell>
              <table:table-cell office:value-type="float" office:value="5774">
                <text:p>5774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  <table:table-cell office:value-type="float" office:value="404">
                <text:p>404</text:p>
              </table:table-cell>
              <table:table-cell office:value-type="float" office:value="5787">
                <text:p>5787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  <table:table-cell office:value-type="float" office:value="237">
                <text:p>237</text:p>
              </table:table-cell>
              <table:table-cell office:value-type="float" office:value="194">
                <text:p>194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394">
                <text:p>9394</text:p>
              </table:table-cell>
              <table:table-cell office:value-type="float" office:value="3882">
                <text:p>3882</text:p>
              </table:table-cell>
              <table:table-cell office:value-type="float" office:value="7725">
                <text:p>7725</text:p>
              </table:table-cell>
              <table:table-cell office:value-type="float" office:value="18854">
                <text:p>18854</text:p>
              </table:table-cell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9.21125984191895pt" style:font-size-asian="9.21125984191895pt" style:font-size-complex="9.21125984191895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89cm" svg:y="0.145cm" chart:style-name="ch2">
          <text:p>MongoDB</text:p>
        </chart:title>
        <chart:plot-area chart:style-name="ch3" table:cell-range-address="$Sheet1.$A$29:$A$32;$Sheet1.$E$3;$Sheet1.$E$28:$E$32" chart:data-source-has-labels="both" svg:x="0.08cm" svg:y="0.785cm" svg:width="3.902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32" chart:label-cell-address="Sheet1.E3:Sheet1.E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3:Sheet1.E3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316">
                <text:p text:id="Sheet1.E28:Sheet1.E32">3316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/>
              <table:table-cell office:value-type="float" office:value="7725">
                <text:p>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18404579162598pt" style:font-size-asian="9.18404579162598pt" style:font-size-complex="9.1840457916259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cm" svg:y="0.146cm" chart:style-name="ch2">
          <text:p>Tokyo Tyrant</text:p>
        </chart:title>
        <chart:plot-area chart:style-name="ch3" table:cell-range-address="$Sheet1.$A$29:$A$32;$Sheet1.$D$3;$Sheet1.$D$28:$D$32" chart:data-source-has-labels="both" svg:x="0.08cm" svg:y="0.785cm" svg:width="3.901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8:Sheet1.D32" chart:label-cell-address="Sheet1.D3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D3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204">
                <text:p text:id="Sheet1.D28:Sheet1.D32">6204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3882">
                <text:p>3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9387292861938pt" style:font-size-asian="10.9387292861938pt" style:font-size-complex="10.938729286193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3cm" svg:y="0.147cm" chart:style-name="ch2">
          <text:p>MySQL</text:p>
        </chart:title>
        <chart:plot-area chart:style-name="ch3" table:cell-range-address="$Sheet1.$A$29:$A$32;$Sheet1.$G$3;$Sheet1.$G$28:$G$32" chart:data-source-has-labels="both" svg:x="0.08cm" svg:y="0.785cm" svg:width="3.901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8:Sheet1.G32" chart:label-cell-address="Sheet1.G3:Sheet1.G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:Sheet1.G3">My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488">
                <text:p text:id="Sheet1.G28:Sheet1.G32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204286575317pt" style:font-size-asian="13.0204286575317pt" style:font-size-complex="13.020428657531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6cm" svg:y="0.149cm" chart:style-name="ch2">
          <text:p>PostgreSQL</text:p>
        </chart:title>
        <chart:plot-area chart:style-name="ch3" table:cell-range-address="$Sheet1.$A$29:$A$32;$Sheet1.$F$3;$Sheet1.$F$28:$F$32" chart:data-source-has-labels="both" svg:x="0.08cm" svg:y="0.785cm" svg:width="3.902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8:Sheet1.F32" chart:label-cell-address="Sheet1.F3:Sheet1.F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8.18212795257568pt" style:font-size-asian="8.18212795257568pt" style:font-size-complex="8.1821279525756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4cm" svg:height="7cm" chart:class="chart:bar" chart:style-name="ch1">
        <chart:title svg:x="0.988cm" svg:y="0.146cm" chart:style-name="ch2">
          <text:p>CouchDB</text:p>
        </chart:title>
        <chart:plot-area chart:style-name="ch3" table:cell-range-address="$Sheet1.$A$29:$A$32;$Sheet1.$C$3;$Sheet1.$C$28:$C$32" chart:data-source-has-labels="both" svg:x="0.08cm" svg:y="0.784cm" svg:width="3.9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2" chart:label-cell-address="Sheet1.C3:Sheet1.C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235">
                <text:p text:id="Sheet1.C28:Sheet1.C32">235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9394">
                <text:p>93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14108657837pt" style:font-size-asian="12.8514108657837pt" style:font-size-complex="12.851410865783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cm" chart:class="chart:bar" chart:style-name="ch1">
        <chart:title svg:x="0.989cm" svg:y="0.148cm" chart:style-name="ch2">
          <text:p>Memcache</text:p>
        </chart:title>
        <chart:plot-area chart:style-name="ch3" table:cell-range-address="$Sheet1.$A$29:$A$32;$Sheet1.$B$3;$Sheet1.$B$28:$B$32" chart:data-source-has-labels="both" svg:x="0.08cm" svg:y="0.784cm" svg:width="3.901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2" chart:label-cell-address="Sheet1.B3:Sheet1.B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